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artIntegrationTests.testCreate( String url , String bas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ndardMultipartResolverTestConfig.multipar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tTestController.create( @ RequestPart ( name = "json-data" ) TestData testData , @ RequestPart ( "file-data" ) Optional &lt; MultipartFile &gt; file , @ RequestPart ( name = "empty-data" , required = false ) TestData emptyData , @ RequestPart ( name = "iso-8859-1-data" ) byte [ ] iso88591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Data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tIntegrationTests.stopServ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Data.Tes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tTestConfig.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tIntegrationTests.standardMultipartResolverWithEncoded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estData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ata.TestData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tTestController.create( @ RequestPart ( "file" ) MultipartFile multipar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PartIntegrationTests.start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questPartIntegrationTests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questPartIntegrationTests.standardMultipar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